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color="#14181f" loext:opacity="100%" style:font-name="var font-mono" fo:background-color="transparent" loext:char-shading-value="0"/>
    </style:style>
    <style:style style:name="T2" style:family="text">
      <style:text-properties fo:color="#2b303b" loext:opacity="100%" style:font-name="var font-mono" fo:font-weight="bold" fo:background-color="transparent" loext:char-shading-value="0"/>
    </style:style>
    <style:style style:name="T3" style:family="text">
      <style:text-properties fo:color="#2b303b" loext:opacity="100%" style:font-name="var font-mono" fo:background-color="transparent" loext:char-shading-value="0"/>
    </style:style>
    <style:style style:name="T4" style:family="text">
      <style:text-properties fo:color="#b80a18" loext:opacity="100%" style:font-name="var font-mono" fo:font-weight="bold" fo:background-color="transparent" loext:char-shading-value="0"/>
    </style:style>
    <style:style style:name="T5" style:family="text">
      <style:text-properties fo:color="#b80a18" loext:opacity="100%" style:font-name="var font-mono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## 💼 Le poste Nous recherchons un **Développeur Web Full Stack Junior** pour renforcer notre équipe technique. ### Missions principales : - Développer des applications web avec React et Node.js - Participer à la conception et architecture des projets - Travailler en méthode Agile (Scrum) - Gérer des bases de données MySQL/PostgreSQL - Contribuer aux revues de code et aux bonnes pratiques ## 🎯 Profil recherché **Compétences techniques requises :** - Maîtrise de JavaScript (ES6+) - React.js et Express.js - Bases de données relationnelles (MySQL, SQL) - Git et GitHub - HTML5/CSS3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0:31:34.094398381</meta:creation-date>
    <dc:date>2026-02-06T11:29:54.571163640</dc:date>
    <meta:editing-duration>PT58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92" meta:character-count="584" meta:non-whitespace-character-count="492"/>
  </office:meta>
</office:document-meta>
</file>